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6*"/>
    </style:style>
    <style:style style:name="Table1.C" style:family="table-column">
      <style:table-column-properties style:column-width="3.401cm" style:rel-column-width="13107*"/>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E1" style:family="table-cell">
      <style:table-cell-properties fo:background-color="transparent" fo:padding="0.097cm" fo:border="0.5pt solid #000000" style:writing-mode="page">
        <style:background-image/>
      </style:table-cell-properties>
    </style:style>
    <style:style style:name="P1" style:family="paragraph" style:parent-style-name="Text_20_body">
      <style:text-properties fo:font-weight="bold" officeooo:paragraph-rsid="011c2009" style:font-weight-asian="bold" style:font-weight-complex="bold"/>
    </style:style>
    <style:style style:name="P2" style:family="paragraph" style:parent-style-name="Standard">
      <style:paragraph-properties fo:margin-left="0cm" fo:margin-right="0cm" fo:margin-top="0cm" fo:margin-bottom="0cm" loext:contextual-spacing="false" fo:text-indent="0cm" style:auto-text-indent="false"/>
      <style:text-properties officeooo:paragraph-rsid="02c7a766"/>
    </style:style>
    <style:style style:name="P3" style:family="paragraph" style:parent-style-name="Text_20_body">
      <style:text-properties officeooo:paragraph-rsid="02c7a98f"/>
    </style:style>
    <style:style style:name="P4" style:family="paragraph" style:parent-style-name="Text_20_body">
      <style:text-properties officeooo:paragraph-rsid="02c811b5"/>
    </style:style>
    <style:style style:name="P5" style:family="paragraph" style:parent-style-name="Text_20_body">
      <style:text-properties officeooo:paragraph-rsid="02c8c811"/>
    </style:style>
    <style:style style:name="P6" style:family="paragraph" style:parent-style-name="Text_20_body">
      <style:text-properties officeooo:paragraph-rsid="02ca59d2"/>
    </style:style>
    <style:style style:name="P7" style:family="paragraph" style:parent-style-name="Text_20_body">
      <style:text-properties officeooo:paragraph-rsid="0258c971"/>
    </style:style>
    <style:style style:name="P8" style:family="paragraph" style:parent-style-name="Text_20_body">
      <style:text-properties officeooo:paragraph-rsid="02cc38b2"/>
    </style:style>
    <style:style style:name="P9" style:family="paragraph" style:parent-style-name="Text_20_body">
      <style:text-properties officeooo:rsid="02cd957b" officeooo:paragraph-rsid="02cd957b"/>
    </style:style>
    <style:style style:name="P10" style:family="paragraph" style:parent-style-name="Text_20_body">
      <style:text-properties fo:font-style="italic" fo:font-weight="bold" officeooo:rsid="02d1a535" officeooo:paragraph-rsid="02d1a535" style:font-style-asian="italic" style:font-weight-asian="bold" style:font-style-complex="italic" style:font-weight-complex="bold"/>
    </style:style>
    <style:style style:name="P11" style:family="paragraph" style:parent-style-name="Text_20_body">
      <style:paragraph-properties fo:margin-left="0cm" fo:margin-right="0cm" fo:margin-top="0cm" fo:margin-bottom="0cm" loext:contextual-spacing="false" fo:text-indent="0cm" style:auto-text-indent="false"/>
      <style:text-properties fo:font-size="9pt" officeooo:paragraph-rsid="02c7a766" style:font-size-asian="9pt" style:font-size-complex="9pt"/>
    </style:style>
    <style:style style:name="P12" style:family="paragraph" style:parent-style-name="Text_20_body">
      <style:paragraph-properties fo:margin-left="0cm" fo:margin-right="0cm" fo:margin-top="0cm" fo:margin-bottom="0cm" loext:contextual-spacing="false" fo:text-indent="0cm" style:auto-text-indent="false"/>
      <style:text-properties officeooo:paragraph-rsid="02c7a766"/>
    </style:style>
    <style:style style:name="P13" style:family="paragraph" style:parent-style-name="Text_20_body">
      <style:paragraph-properties fo:break-before="page"/>
      <style:text-properties fo:font-style="italic" fo:font-weight="bold" officeooo:rsid="02d1a535" officeooo:paragraph-rsid="02d1a535" style:font-style-asian="italic" style:font-weight-asian="bold" style:font-style-complex="italic" style:font-weight-complex="bold"/>
    </style:style>
    <style:style style:name="T1" style:family="text">
      <style:text-properties fo:font-weight="bold" style:font-weight-asian="bold" style:font-weight-complex="bold"/>
    </style:style>
    <style:style style:name="T2" style:family="text">
      <style:text-properties fo:font-weight="bold" officeooo:rsid="0029c951" style:font-weight-asian="bold" style:font-weight-complex="bold"/>
    </style:style>
    <style:style style:name="T3" style:family="text">
      <style:text-properties fo:font-weight="bold" officeooo:rsid="026859ac" style:font-weight-asian="bold" style:font-weight-complex="bold"/>
    </style:style>
    <style:style style:name="T4" style:family="text">
      <style:text-properties fo:font-weight="bold" officeooo:rsid="02ba005f" style:font-weight-asian="bold" style:font-weight-complex="bold"/>
    </style:style>
    <style:style style:name="T5" style:family="text">
      <style:text-properties fo:font-weight="bold" officeooo:rsid="02b281a8" style:font-weight-asian="bold" style:font-weight-complex="bold"/>
    </style:style>
    <style:style style:name="T6" style:family="text">
      <style:text-properties fo:font-weight="bold" officeooo:rsid="02c7a98f" style:font-weight-asian="bold" style:font-weight-complex="bold"/>
    </style:style>
    <style:style style:name="T7" style:family="text">
      <style:text-properties fo:font-weight="bold" officeooo:rsid="02c62587" style:font-weight-asian="bold" style:font-weight-complex="bold"/>
    </style:style>
    <style:style style:name="T8" style:family="text">
      <style:text-properties fo:font-weight="bold" officeooo:rsid="02c811b5" style:font-weight-asian="bold" style:font-weight-complex="bold"/>
    </style:style>
    <style:style style:name="T9" style:family="text">
      <style:text-properties fo:font-weight="bold" officeooo:rsid="02c8c811" style:font-weight-asian="bold" style:font-weight-complex="bold"/>
    </style:style>
    <style:style style:name="T10" style:family="text">
      <style:text-properties fo:font-weight="bold" officeooo:rsid="02cd957b" style:font-weight-asian="bold" style:font-weight-complex="bold"/>
    </style:style>
    <style:style style:name="T11" style:family="text">
      <style:text-properties fo:font-weight="bold" officeooo:rsid="02ce8de2" style:font-weight-asian="bold" style:font-weight-complex="bold"/>
    </style:style>
    <style:style style:name="T12" style:family="text">
      <style:text-properties fo:font-weight="bold" officeooo:rsid="02d1a535"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26859ac" style:font-weight-asian="normal" style:font-weight-complex="normal"/>
    </style:style>
    <style:style style:name="T15" style:family="text">
      <style:text-properties fo:font-weight="normal" officeooo:rsid="02ba005f" style:font-weight-asian="normal" style:font-weight-complex="normal"/>
    </style:style>
    <style:style style:name="T16" style:family="text">
      <style:text-properties fo:font-weight="normal" officeooo:rsid="02c62587" style:font-weight-asian="normal" style:font-weight-complex="normal"/>
    </style:style>
    <style:style style:name="T17" style:family="text">
      <style:text-properties fo:font-weight="normal" officeooo:rsid="02c7a766" style:font-weight-asian="normal" style:font-weight-complex="normal"/>
    </style:style>
    <style:style style:name="T18" style:family="text">
      <style:text-properties fo:font-weight="normal" officeooo:rsid="02c7a98f" style:font-weight-asian="normal" style:font-weight-complex="normal"/>
    </style:style>
    <style:style style:name="T19" style:family="text">
      <style:text-properties fo:font-weight="normal" officeooo:rsid="02c811b5" style:font-weight-asian="normal" style:font-weight-complex="normal"/>
    </style:style>
    <style:style style:name="T20" style:family="text">
      <style:text-properties fo:font-weight="normal" officeooo:rsid="02c8c811" style:font-weight-asian="normal" style:font-weight-complex="normal"/>
    </style:style>
    <style:style style:name="T21" style:family="text">
      <style:text-properties fo:font-weight="normal" officeooo:rsid="02ca59d2" style:font-weight-asian="normal" style:font-weight-complex="normal"/>
    </style:style>
    <style:style style:name="T22" style:family="text">
      <style:text-properties fo:font-weight="normal" officeooo:rsid="02cb3e2d" style:font-weight-asian="normal" style:font-weight-complex="normal"/>
    </style:style>
    <style:style style:name="T23" style:family="text">
      <style:text-properties fo:font-weight="normal" officeooo:rsid="02cc38b2" style:font-weight-asian="normal" style:font-weight-complex="normal"/>
    </style:style>
    <style:style style:name="T24" style:family="text">
      <style:text-properties fo:font-weight="normal" officeooo:rsid="02cd957b" style:font-weight-asian="normal" style:font-weight-complex="normal"/>
    </style:style>
    <style:style style:name="T25" style:family="text">
      <style:text-properties fo:font-weight="normal" officeooo:rsid="02ce8de2" style:font-weight-asian="normal" style:font-weight-complex="normal"/>
    </style:style>
    <style:style style:name="T26" style:family="text">
      <style:text-properties fo:font-weight="normal" officeooo:rsid="02cecbf1" style:font-weight-asian="normal" style:font-weight-complex="normal"/>
    </style:style>
    <style:style style:name="T27" style:family="text">
      <style:text-properties fo:font-weight="normal" officeooo:rsid="02d1a535" style:font-weight-asian="normal" style:font-weight-complex="normal"/>
    </style:style>
    <style:style style:name="T28" style:family="text">
      <style:text-properties officeooo:rsid="00e51007"/>
    </style:style>
    <style:style style:name="T29" style:family="text">
      <style:text-properties officeooo:rsid="02c62587"/>
    </style:style>
    <style:style style:name="T30" style:family="text">
      <style:text-properties fo:font-size="9pt" style:font-size-asian="9pt" style:font-size-complex="9pt"/>
    </style:style>
    <style:style style:name="T31" style:family="text">
      <style:text-properties fo:font-size="9pt" fo:font-weight="normal" officeooo:rsid="02c62587" style:font-size-asian="9pt" style:font-weight-asian="normal" style:font-size-complex="9pt" style:font-weight-complex="normal"/>
    </style:style>
    <style:style style:name="T32" style:family="text">
      <style:text-properties officeooo:rsid="02c7a98f"/>
    </style:style>
    <style:style style:name="T33" style:family="text">
      <style:text-properties officeooo:rsid="02c811b5"/>
    </style:style>
    <style:style style:name="T34" style:family="text">
      <style:text-properties officeooo:rsid="02cc38b2"/>
    </style:style>
    <style:style style:name="T35" style:family="text">
      <style:text-properties officeooo:rsid="02cd957b"/>
    </style:style>
    <style:style style:name="T36" style:family="text">
      <style:text-properties officeooo:rsid="02ce8de2"/>
    </style:style>
    <style:style style:name="T37" style:family="text">
      <style:text-properties officeooo:rsid="02cecbf1"/>
    </style:style>
    <style:style style:name="T38" style:family="text">
      <style:text-properties officeooo:rsid="02d015fa"/>
    </style:style>
    <style:style style:name="T39" style:family="text">
      <style:text-properties officeooo:rsid="02d016c2"/>
    </style:style>
    <style:style style:name="T40" style:family="text">
      <style:text-properties officeooo:rsid="02d1a53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CB IT Stuff recording <text:span text:style-name="T29">9 January</text:span> 201<text:span text:style-name="T29">9</text:span></text:p>
      <text:p text:style-name="P7"><text:span text:style-name="T2">[0]</text:span><text:span text:style-name="T28"> Howdy Ho, this is IT Stuff, we are here to tell you that Christmas is over. Happy new year, as Huawei tweeted from iPhones, shortly before the employees were demoted. Here’s Kriss and Shi.</text:span></text:p>
      <text:p text:style-name="P6"><text:span text:style-name="T3">[2 Min]</text:span><text:span text:style-name="T14"> </text:span><text:span text:style-name="T17">We normally start with Dont Be Evil Google, they’</text:span><text:span text:style-name="T21">ve</text:span><text:span text:style-name="T17"> let us down </text:span><text:span text:style-name="T19">badly</text:span><text:span text:style-name="T17">, Facebook however... </text:span><text:span text:style-name="T20">First, a bug in their photo sharing code exposed the unshared photos of up to 6.8 million users back in September. Official comment “We’re sorry this happened”. Second,</text:span><text:span text:style-name="T21"> official fact check</text:span><text:span text:style-name="T22">ers Snopes</text:span><text:span text:style-name="T21"> (taken on after the fake news scandal) have resigned in disgust. Quote “They’ve essentially used us for crisis PR, They’re not taking anything seriously. They are more interested in making themselves look good and passing the buck. They clearly don’t care.” “They are a terrible company and, on a personal level, I don’t want to have anything to do with them”</text:span></text:p>
      <text:p text:style-name="P9"><text:span text:style-name="T13">It’s like every social media platform has a death wish. Last month tumblr banned porn. This month Instagram rolled out horizontal scrolling, and whatsapp is about to roll out adverts.</text:span></text:p>
      <text:p text:style-name="P12"><text:span text:style-name="T5">[</text:span><text:span text:style-name="T10">5</text:span><text:span text:style-name="T4"> Min]</text:span><text:span text:style-name="T15"> </text:span><text:span text:style-name="T16">Security </text:span><text:span text:style-name="T23">news</text:span><text:span text:style-name="T16">, there’s yet another list of </text:span><text:span text:style-name="T17">lame </text:span><text:span text:style-name="T16">most-used passwords</text:span></text:p>
      <table:table table:name="Table1" table:style-name="Table1">
        <table:table-column table:style-name="Table1.A" table:number-columns-repeated="2"/>
        <table:table-column table:style-name="Table1.C"/>
        <table:table-column table:style-name="Table1.A"/>
        <table:table-column table:style-name="Table1.C"/>
        <table:table-row>
          <table:table-cell table:style-name="Table1.A1" office:value-type="string">
            <text:p text:style-name="P2"><text:span text:style-name="T31">1. 123456</text:span></text:p>
            <text:p text:style-name="P11">2. password</text:p>
            <text:p text:style-name="P11">3. 123456789</text:p>
            <text:p text:style-name="P11">4. 12345678</text:p>
          </table:table-cell>
          <table:table-cell table:style-name="Table1.A1" office:value-type="string">
            <text:p text:style-name="P2"><text:span text:style-name="T30">5. 12345</text:span></text:p>
            <text:p text:style-name="P11">6. 111111</text:p>
            <text:p text:style-name="P11">7. 1234567</text:p>
            <text:p text:style-name="P11">8. sunshine</text:p>
          </table:table-cell>
          <table:table-cell table:style-name="Table1.A1" office:value-type="string">
            <text:p text:style-name="P2"><text:span text:style-name="T30">9. qwerty</text:span></text:p>
            <text:p text:style-name="P11">10. iloveyou</text:p>
            <text:p text:style-name="P11">11. princess</text:p>
            <text:p text:style-name="P11">12. admin</text:p>
          </table:table-cell>
          <table:table-cell table:style-name="Table1.A1" office:value-type="string">
            <text:p text:style-name="P2"><text:span text:style-name="T30">13. welcome</text:span></text:p>
            <text:p text:style-name="P11">14. 666666</text:p>
            <text:p text:style-name="P11">15. abc123</text:p>
            <text:p text:style-name="P11">16. football</text:p>
          </table:table-cell>
          <table:table-cell table:style-name="Table1.E1" office:value-type="string">
            <text:p text:style-name="P2"><text:span text:style-name="T30">17. 123123</text:span></text:p>
            <text:p text:style-name="P11">18. monkey</text:p>
            <text:p text:style-name="P11">19. 654321</text:p>
            <text:p text:style-name="P11">20. !@#$%^&amp;*</text:p>
          </table:table-cell>
        </table:table-row>
      </table:table>
      <text:p text:style-name="P8"><text:span text:style-name="T34">And German politicians had a nasty surprise when their personal deets got splurged across the twitters by a user called God. Here’s the funny thing, God’s got nicked now, and has confessed.</text:span></text:p>
      <text:p text:style-name="P8"><text:span text:style-name="T7">[</text:span><text:span text:style-name="T10">7</text:span><text:span text:style-name="T9"> </text:span><text:span text:style-name="T7">Min]</text:span><text:span text:style-name="T16"> </text:span><text:span text:style-name="T24">S</text:span><text:span text:style-name="T18">pare a thought for Julian Assange, unless you’ve been hidden in an embassy wiring cupboard you’ll know that he’s been hidden in an embassy wiring cupboard, anyway he’s been a bit fretful since they took away his internets away, so he’s done a press release about all the things you can’t say about him because they are false and defamatory. </text:span><text:span text:style-name="T26">Literally hundreds of them.</text:span></text:p>
      <text:p text:style-name="P5"><text:span text:style-name="T1">[</text:span><text:span text:style-name="T10">9</text:span><text:span text:style-name="T6"> </text:span><text:span text:style-name="T1">Min]</text:span> <text:span text:style-name="T35">In cryptocurrency world Ethereum Classic has had a 51% attack. Nearly half a million dollars got nicked when somebody managed to roll back its blockchain. </text:span>88,500 ETC <text:span text:style-name="T37">double spent.</text:span></text:p>
      <text:p text:style-name="P5"><text:span text:style-name="T1">[</text:span><text:span text:style-name="T6">1</text:span><text:span text:style-name="T10">2</text:span><text:span text:style-name="T6"> </text:span><text:span text:style-name="T1">Min]</text:span> <text:span text:style-name="T35">A couple of quickies. <text:s/>The latest facial recognition scandal is Taylor Swift, concertgoers in the states got scanned against a database of known stalkers. And robotics news, Russia’s most advanced robot ‘Boris’ turned out to be a man in a suit. And British owners of .eu domains have been advised to get a backup .co.uk or .com or whatever, cos after Brexit they’ll be revoked.</text:span></text:p>
      <text:p text:style-name="P4"><text:span text:style-name="T1">[1</text:span><text:span text:style-name="T10">3</text:span><text:span text:style-name="T1"> Min]</text:span> You're listening to BCB 106.6FM, this is IT Stuff, <text:span text:style-name="T33">recent listener feedback “I find some of your shows a bit too trivial”</text:span>. <text:span text:style-name="T36">Fair enough. Our pods</text:span> <text:span text:style-name="T33">get cast into the outer darkness </text:span>at itstuff.org.uk.</text:p>
      <text:p text:style-name="Text_20_body"><text:span text:style-name="T8">[1</text:span><text:span text:style-name="T10">4</text:span><text:span text:style-name="T8"> Min]</text:span><text:span text:style-name="T33"> It’s time for </text:span><text:span text:style-name="T8">Anniversary Corner </text:span><text:span text:style-name="T1">[ANNIVERSARY]</text:span> <text:span text:style-name="T32">twenty years of the Hamsterdance, knocked up from recycled stuff by </text:span>Deidre LaCarte, <text:span text:style-name="T40">Nanaimo BC. <text:s/>original sample taken from Disney 1973 Robin Hood cartoon </text:span><text:span text:style-name="T12">[HAMORIG]</text:span><text:span text:style-name="T40"> 31 Dec 98, 600 views, a million at end Jan 1999. Magic happens when you speed up or slow down a sample </text:span><text:span text:style-name="T12">[DRUNKDONALD]</text:span></text:p>
      <text:p text:style-name="Text_20_body"><text:span text:style-name="T1">[1</text:span><text:span text:style-name="T10">7</text:span><text:span text:style-name="T1"> Min] </text:span><text:span text:style-name="T11">Youtube of the Month [YOUPOOP]</text:span><text:span text:style-name="T25"> </text:span><text:a xlink:type="simple" xlink:href="https://hackaday.com/2018/12/26/kinetic-wire-animatronics-bend-it-like-disney/" text:style-name="Internet_20_link" text:visited-style-name="Visited_20_Internet_20_Link"><text:span text:style-name="T25">Kinetic Wire Animatronics at Disney</text:span></text:a><text:span text:style-name="T11"> </text:span><text:a xlink:type="simple" xlink:href="https://www.youtube.com/user/DisneyResearchHub" text:style-name="Internet_20_link" text:visited-style-name="Visited_20_Internet_20_Link"><text:span text:style-name="T11">https://www.youtube.com/user/DisneyResearchHub</text:span></text:a></text:p>
      <text:p text:style-name="Text_20_body"><text:span text:style-name="T1">[</text:span><text:span text:style-name="T10">20</text:span><text:span text:style-name="T1"> Min] </text:span><text:span text:style-name="T12">[WORLDOFSTUFF] </text:span><text:span text:style-name="T27">somebody made a games console from an oscilloscope by converting graphics to vector: runs Pacman, Tetris and Mario, ATMega128 based with sound. And researchers have used a slime mould to solve the Travelling Salesman problem.</text:span></text:p>
      <text:p text:style-name="P3"><text:span text:style-name="T1">[2</text:span><text:span text:style-name="T6">2</text:span><text:span text:style-name="T1"> Min]</text:span> <text:span text:style-name="T32">Coder Dojo https://bradford-coderdojo.github.io/ although it still says December, and/or Battle of the Maker Spaces</text:span></text:p>
      <text:p text:style-name="Text_20_body"><text:span text:style-name="T1">[2</text:span><text:span text:style-name="T6">4</text:span><text:span text:style-name="T1"> Min]</text:span> Go home Elon you’re drunk: <text:span text:style-name="T38">brain implants, stainless steel Mars Lander &amp; Azealia Banks</text:span></text:p>
      <text:p text:style-name="Text_20_body"><text:span text:style-name="T1">[</text:span><text:span text:style-name="T6">26</text:span><text:span text:style-name="T1"> Min]</text:span> <text:span text:style-name="T39">Hamsterdance 2013 &amp; Baby Shark Bombstyle</text:span> [JANMUSIC] <text:line-break/>https://www.youtube.com/watch?v=O5CE-wCcNz4<text:line-break/><text:a xlink:type="simple" xlink:href="https://www.youtube.com/watch?v=C4yYU4r1NgA" text:style-name="Internet_20_link" text:visited-style-name="Visited_20_Internet_20_Link">https://www.youtube.com/watch?v=C4yYU4r1NgA</text:a></text:p>
      <text:p text:style-name="P13">Things you can’t say about Julian Assange</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9-01-09T12:49:35.632092522</dc:date>
    <meta:editing-duration>PT16H50M27S</meta:editing-duration>
    <meta:editing-cycles>133</meta:editing-cycles>
    <meta:generator>LibreOffice/6.1.3.2$Linux_X86_64 LibreOffice_project/10$Build-2</meta:generator>
    <meta:document-statistic meta:table-count="1" meta:image-count="0" meta:object-count="0" meta:page-count="2" meta:paragraph-count="37" meta:word-count="623" meta:character-count="3813" meta:non-whitespace-character-count="3224"/>
  </office:meta>
</office:document-meta>
</file>